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alibri" svg:font-family="calibri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margin-top="0in" fo:margin-bottom="0in" loext:contextual-spacing="false" style:line-height-at-least="0.5626in" fo:text-align="center" style:justify-single-word="false" fo:text-indent="0in" style:auto-text-indent="false" style:writing-mode="lr-tb"/>
      <style:text-properties style:font-name="calibri" fo:font-size="11pt"/>
    </style:style>
    <style:style style:name="P2" style:family="paragraph" style:parent-style-name="Text_20_body">
      <style:paragraph-properties fo:margin-left="0in" fo:margin-right="0in" fo:margin-top="0in" fo:margin-bottom="0in" loext:contextual-spacing="false" style:line-height-at-least="0.1665in" fo:text-align="end" style:justify-single-word="false" fo:text-indent="0in" style:auto-text-indent="false" style:writing-mode="lr-tb"/>
      <style:text-properties style:font-name="calibri" fo:font-size="11pt"/>
    </style:style>
    <style:style style:name="P3" style:family="paragraph" style:parent-style-name="Text_20_body">
      <style:paragraph-properties fo:margin-left="0in" fo:margin-right="0in" fo:margin-top="0in" fo:margin-bottom="0in" loext:contextual-spacing="false" style:line-height-at-least="0.1665in" fo:text-align="end" style:justify-single-word="false" fo:text-indent="0in" style:auto-text-indent="false" style:writing-mode="lr-tb"/>
    </style:style>
    <style:style style:name="P4" style:family="paragraph" style:parent-style-name="Text_20_body">
      <style:paragraph-properties fo:margin-left="0in" fo:margin-right="0in" fo:margin-top="0in" fo:margin-bottom="0.111in" loext:contextual-spacing="false" style:line-height-at-least="0.1665in" fo:text-indent="0in" style:auto-text-indent="false" style:writing-mode="lr-tb"/>
      <style:text-properties style:font-name="calibri" fo:font-size="11pt"/>
    </style:style>
    <style:style style:name="P5" style:family="paragraph" style:parent-style-name="Text_20_body">
      <style:paragraph-properties fo:margin-left="0in" fo:margin-right="0in" fo:margin-top="0in" fo:margin-bottom="0.111in" loext:contextual-spacing="false" style:line-height-at-least="0.1665in" fo:text-indent="0in" style:auto-text-indent="false" style:writing-mode="lr-tb"/>
    </style:style>
    <style:style style:name="T1" style:family="text">
      <style:text-properties fo:color="#808080" fo:font-size="36pt"/>
    </style:style>
    <style:style style:name="T2" style:family="text">
      <style:text-properties fo:color="#ffc000" fo:font-size="36pt"/>
    </style:style>
    <style:style style:name="T3" style:family="text">
      <style:text-properties fo:color="#0563c1" style:font-name="calibri" fo:font-size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ZAHID</text:span> <text:span text:style-name="T2">HASSAN</text:span></text:p>
      <text:p text:style-name="P2">Zahid Hassan</text:p>
      <text:p text:style-name="P2">01834520200</text:p>
      <text:p text:style-name="P3"><text:a xlink:type="simple" xlink:href="mailto:zahid13@cse.pstu.ac.bd" office:target-frame-name="_blank" xlink:show="new" text:style-name="Internet_20_link" text:visited-style-name="Visited_20_Internet_20_Link"><text:span text:style-name="T3">zahid13@cse.pstu.ac.bd</text:span></text:a></text:p>
      <text:p text:style-name="P2">Mirpur-2, Dhaka-1216</text:p>
      <text:p text:style-name="P3"> </text:p>
      <text:p text:style-name="P4">Engineer-Software Development Position</text:p>
      <text:p text:style-name="P4">Dear Sir,</text:p>
      <text:p text:style-name="P4">This letter is being written in reference to the job posting you have made for software engineers at your company. I believe I would be an excellent fit for the post since the fields mentioned in the job responsibility seems exciting to me and I enjoy working with these platforms and languages. Also, I solved 300+ problems in many online judges.</text:p>
      <text:p text:style-name="P4">I like to call myself a generalist since I have tried many different platforms and languages. I worked and have expertise on Android, Java and Javascript and I am very adaptable to a wide variety of situations.</text:p>
      <text:p text:style-name="P5"> </text:p>
      <text:p text:style-name="P4">With the similar type of working area, I think I would be a good addition to your team.</text:p>
      <text:p text:style-name="P5"> </text:p>
      <text:p text:style-name="P4">Sincerely,</text:p>
      <text:p text:style-name="P4">Zahid Hassan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alibri" svg:font-family="calibri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8T16:35:39.483065052</meta:creation-date>
    <dc:date>2021-01-31T10:05:42.442444911</dc:date>
    <meta:editing-duration>P2DT17H19M52S</meta:editing-duration>
    <meta:editing-cycles>1</meta:editing-cycles>
    <meta:document-statistic meta:table-count="0" meta:image-count="0" meta:object-count="0" meta:page-count="1" meta:paragraph-count="15" meta:word-count="132" meta:character-count="793" meta:non-whitespace-character-count="670"/>
    <meta:generator>LibreOffice/6.4.6.2$Linux_X86_64 LibreOffice_project/40$Build-2</meta:generator>
  </office:meta>
</office:document-meta>
</file>